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f0b3" officeooo:paragraph-rsid="0009f0b3"/>
    </style:style>
    <style:style style:name="P2" style:family="paragraph" style:parent-style-name="Standard" style:list-style-name="L1">
      <style:text-properties officeooo:rsid="0009f0b3" officeooo:paragraph-rsid="0009f0b3"/>
    </style:style>
    <style:style style:name="P3" style:family="paragraph" style:parent-style-name="Standard" style:list-style-name="L2">
      <style:text-properties officeooo:rsid="000d1372" officeooo:paragraph-rsid="000d1372"/>
    </style:style>
    <style:style style:name="T1" style:family="text">
      <style:text-properties officeooo:rsid="000c8156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date style:data-style-name="N37" text:date-value="2018-04-02T12:08:22.336132549" text:fixed="true">04/02/18</text:date></text:p>
      <text:p text:style-name="P1"/>
      <text:h text:style-name="Heading_20_1" text:outline-level="1">Magpie CMS Simplified SRS</text:h>
      <text:p text:style-name="P1"/>
      <text:h text:style-name="Heading_20_2" text:outline-level="2">PHP Version (Continued from W17 team)</text:h>
      <text:p text:style-name="P1"/>
      <text:h text:style-name="Heading_20_3" text:outline-level="3"><text:span text:style-name="T1">Immediate Objectives</text:span>:</text:h>
      <text:list xml:id="list147716912" text:style-name="L1">
        <text:list-item>
          <text:p text:style-name="P2">Upgrade to Slim v3</text:p>
        </text:list-item>
        <text:list-item>
          <text:p text:style-name="P2">Use Google OAuth2 middleware for API authorization <text:span text:style-name="T1">(Firebase)</text:span></text:p>
        </text:list-item>
        <text:list-item>
          <text:p text:style-name="P2">Use SSL for security</text:p>
        </text:list-item>
      </text:list>
      <text:p text:style-name="P1"/>
      <text:p text:style-name="P1"/>
      <text:h text:style-name="Heading_20_3" text:outline-level="3">Overview:</text:h>
      <text:p text:style-name="P1"/>
      <text:p text:style-name="P1"><draw:frame draw:style-name="fr1" draw:name="Object1" text:anchor-type="paragraph" svg:x="0.498in" svg:y="0.1909in" svg:width="6.4992in" svg:height="4.880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><text:soft-page-break/></text:p>
      <text:h text:style-name="Heading_20_3" text:outline-level="3">Constraints and Specifications:</text:h>
      <text:p text:style-name="P1"/>
      <text:list xml:id="list4148976892" text:style-name="L2">
        <text:list-item>
          <text:p text:style-name="P3">API and CMS website must deploy to Bluehost shared hosting site already owned by client</text:p>
        </text:list-item>
        <text:list-item>
          <text:p text:style-name="P3">CMS website must allow a single user both admin and regular user functionality</text:p>
        </text:list-item>
      </text:list>
      <text:p text:style-name="P1"/>
      <text:h text:style-name="Heading_20_3" text:outline-level="3">Project Work Flow:</text:h>
      <text:p text:style-name="Standard"/>
      <text:p text:style-name="Standard"><draw:frame draw:style-name="fr1" draw:name="Object2" text:anchor-type="paragraph" svg:x="0.498in" svg:y="0.1902in" svg:width="6.6591in" svg:height="4.4402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2:06:37.049284204</meta:creation-date>
    <dc:date>2018-04-04T15:53:45.745731263</dc:date>
    <meta:editing-duration>PT48M50S</meta:editing-duration>
    <meta:editing-cycles>8</meta:editing-cycles>
    <meta:generator>LibreOffice/5.4.5.1$Linux_X86_64 LibreOffice_project/40m0$Build-1</meta:generator>
    <meta:document-statistic meta:table-count="0" meta:image-count="0" meta:object-count="2" meta:page-count="2" meta:paragraph-count="12" meta:word-count="69" meta:character-count="418" meta:non-whitespace-character-count="36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01cm" fo:min-width="4.707cm"/>
    </style:style>
    <style:style style:name="gr2" style:family="graphic" style:parent-style-name="standard">
      <style:graphic-properties draw:textarea-horizontal-align="justify" draw:textarea-vertical-align="middle" draw:auto-grow-height="false" fo:min-height="1.401cm" fo:min-width="6.358cm"/>
    </style:style>
    <style:style style:name="gr3" style:family="graphic" style:parent-style-name="standard">
      <style:graphic-properties draw:textarea-horizontal-align="justify" draw:textarea-vertical-align="middle" draw:auto-grow-height="false" fo:min-height="3.306cm" fo:min-width="9.914cm"/>
    </style:style>
    <style:style style:name="gr4" style:family="graphic" style:parent-style-name="standard">
      <style:graphic-properties draw:textarea-horizontal-align="justify" draw:textarea-vertical-align="middle" draw:auto-grow-height="false" fo:min-height="1.226cm" fo:min-width="5.851cm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207cm" svg:height="1.651cm" svg:x="0.238cm" svg:y="0.238cm">
          <text:p text:style-name="P1">Android App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6.858cm" svg:height="1.651cm" svg:x="8.62cm" svg:y="0.238cm">
          <text:p text:style-name="P1">CMS Website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10.414cm" svg:height="3.556cm" svg:x="1.889cm" svg:y="4.175cm">
          <text:p text:style-name="P1">API</text:p>
          <text:list text:style-name="L1">
            <text:list-item>
              <text:p text:style-name="P2">Google Firebase Authentication</text:p>
            </text:list-item>
            <text:list-item>
              <text:p text:style-name="P2">SSL Secured</text:p>
            </text:list-item>
            <text:list-item>
              <text:p text:style-name="P2">PHP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6.35cm" svg:height="2.794cm" svg:x="3.921cm" svg:y="9.255cm">
          <text:p text:style-name="P1">Database (MySQL)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" draw:text-style-name="P3" draw:layer="layout" svg:x1="2.841cm" svg:y1="1.889cm" svg:x2="7.096cm" svg:y2="4.175cm" draw:start-shape="id1" draw:start-glue-point="2" draw:end-shape="id2" svg:d="M2841 1889v1143h4255v1143" svg:viewBox="0 0 4256 2287">
          <text:p/>
        </draw:connector>
        <draw:connector draw:style-name="gr5" draw:text-style-name="P3" draw:layer="layout" svg:x1="12.049cm" svg:y1="1.889cm" svg:x2="7.096cm" svg:y2="4.175cm" draw:start-shape="id3" draw:end-shape="id2" svg:d="M12049 1889v1143h-4953v1143" svg:viewBox="0 0 4954 2287">
          <text:p/>
        </draw:connector>
        <draw:connector draw:style-name="gr5" draw:text-style-name="P3" draw:layer="layout" svg:x1="7.096cm" svg:y1="7.731cm" svg:x2="7.096cm" svg:y2="9.255cm" draw:start-shape="id2" draw:end-shape="id4" svg:d="M7096 7731v1524" svg:viewBox="0 0 1 1525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68cm" fo:min-width="4.71cm"/>
    </style:style>
    <style:style style:name="gr2" style:family="graphic" style:parent-style-name="standard">
      <style:graphic-properties draw:textarea-horizontal-align="justify" draw:textarea-vertical-align="middle" draw:auto-grow-height="false" fo:min-height="0.919cm" fo:min-width="4.35cm"/>
    </style:style>
    <style:style style:name="gr3" style:family="graphic" style:parent-style-name="standard">
      <style:graphic-properties draw:textarea-horizontal-align="justify" draw:textarea-vertical-align="middle" draw:auto-grow-height="false" fo:min-height="0.648cm" fo:min-width="4.17cm"/>
    </style:style>
    <style:style style:name="gr4" style:family="graphic" style:parent-style-name="standard">
      <style:graphic-properties draw:textarea-horizontal-align="justify" draw:textarea-vertical-align="middle" draw:auto-grow-height="false" fo:min-height="1.008cm" fo:min-width="3.183cm"/>
    </style:style>
    <style:style style:name="gr5" style:family="graphic" style:parent-style-name="standard">
      <style:graphic-properties draw:textarea-horizontal-align="justify" draw:textarea-vertical-align="middle" draw:auto-grow-height="false" fo:min-height="1.277cm" fo:min-width="3.63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text-align="center"/>
      <style:text-properties fo:font-size="14pt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.366cm" svg:height="2.286cm" svg:x="3.132cm" svg:y="0.492cm">
          <text:p text:style-name="P1">API and CMS Website</text:p>
          <text:p text:style-name="P1">environment setup</text:p>
          <text:p text:style-name="P1">(SLIM v3 Installed and running)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6.858cm" svg:height="1.651cm" svg:x="3.413cm" svg:y="3.794cm">
          <text:p text:style-name="P2">API Interface Agreed Up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6.604cm" svg:height="1.27cm" svg:x="3.548cm" svg:y="6.461cm">
          <text:p text:style-name="P2">Firebase Functional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" draw:id="id5" draw:layer="layout" svg:width="5.207cm" svg:height="1.778cm" svg:x="7.731cm" svg:y="9.001cm">
          <text:p text:style-name="P2">CMS Websi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4" draw:id="id4" draw:layer="layout" svg:width="5.842cm" svg:height="2.159cm" svg:x="0.365cm" svg:y="8.874cm">
          <text:p text:style-name="P2">API Functional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6.815cm" svg:y1="2.778cm" svg:x2="6.842cm" svg:y2="3.794cm" draw:start-shape="id1" draw:end-shape="id2" svg:d="M6815 2778l27 1016" svg:viewBox="0 0 28 1017">
          <text:p/>
        </draw:connector>
        <draw:connector draw:style-name="gr6" draw:text-style-name="P3" draw:layer="layout" draw:type="line" svg:x1="6.842cm" svg:y1="5.445cm" svg:x2="6.85cm" svg:y2="6.461cm" draw:start-shape="id2" draw:end-shape="id3" draw:end-glue-point="0" svg:d="M6842 5445l8 1016" svg:viewBox="0 0 9 1017">
          <text:p/>
        </draw:connector>
        <draw:connector draw:style-name="gr6" draw:text-style-name="P3" draw:layer="layout" draw:type="line" svg:x1="6.85cm" svg:y1="7.731cm" svg:x2="5.352cm" svg:y2="9.19cm" draw:start-shape="id3" draw:end-shape="id4" draw:end-glue-point="11" svg:d="M6850 7731l-1498 1459" svg:viewBox="0 0 1499 1460">
          <text:p/>
        </draw:connector>
        <draw:connector draw:style-name="gr6" draw:text-style-name="P3" draw:layer="layout" draw:type="line" svg:x1="6.85cm" svg:y1="7.731cm" svg:x2="8.493cm" svg:y2="9.261cm" draw:start-shape="id3" draw:start-glue-point="8" draw:end-shape="id5" draw:end-glue-point="5" svg:d="M6850 7731l1643 1530" svg:viewBox="0 0 1644 1531">
          <text:p/>
        </draw:connector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